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style:style>
    <style:style style:name="P2" style:family="paragraph" style:parent-style-name="Standard">
      <style:paragraph-properties fo:text-align="justify" style:justify-single-word="false"/>
      <style:text-properties style:font-name="Times New Roman" fo:font-size="14pt" officeooo:rsid="0014d957" officeooo:paragraph-rsid="0014d957" style:font-size-asian="14pt" style:font-size-complex="14pt"/>
    </style:style>
    <style:style style:name="P3" style:family="paragraph" style:parent-style-name="Standard">
      <style:paragraph-properties fo:text-align="justify" style:justify-single-word="false"/>
      <style:text-properties style:font-name="Times New Roman" fo:font-size="14pt" fo:font-weight="bold" officeooo:rsid="00162d25" officeooo:paragraph-rsid="00162d25" style:font-size-asian="14pt" style:font-weight-asian="bold" style:font-size-complex="14pt" style:font-weight-complex="bold"/>
    </style:style>
    <style:style style:name="P4" style:family="paragraph" style:parent-style-name="Standard">
      <style:paragraph-properties fo:text-align="justify" style:justify-single-word="false"/>
      <style:text-properties style:font-name="Times New Roman" fo:font-size="14pt" fo:font-weight="bold" officeooo:rsid="00185bf3" officeooo:paragraph-rsid="00185bf3" style:font-size-asian="14pt" style:font-weight-asian="bold" style:font-size-complex="14pt" style:font-weight-complex="bold"/>
    </style:style>
    <style:style style:name="P5" style:family="paragraph" style:parent-style-name="Standard">
      <style:paragraph-properties fo:text-align="justify" style:justify-single-word="false"/>
      <style:text-properties style:font-name="Times New Roman" fo:font-size="14pt" fo:font-weight="bold" officeooo:rsid="001b5593" officeooo:paragraph-rsid="001b5593" style:font-size-asian="14pt" style:font-weight-asian="bold" style:font-size-complex="14pt" style:font-weight-complex="bold"/>
    </style:style>
    <style:style style:name="P6" style:family="paragraph" style:parent-style-name="Standard">
      <style:paragraph-properties fo:text-align="justify" style:justify-single-word="false"/>
      <style:text-properties style:font-name="Times New Roman" fo:font-size="14pt" fo:font-weight="bold" officeooo:rsid="002ef76e" officeooo:paragraph-rsid="002ef76e" style:font-size-asian="14pt" style:font-weight-asian="bold" style:font-size-complex="14pt" style:font-weight-complex="bold"/>
    </style:style>
    <style:style style:name="P7" style:family="paragraph" style:parent-style-name="Standard">
      <style:paragraph-properties fo:text-align="justify" style:justify-single-word="false"/>
      <style:text-properties style:font-name="Times New Roman" fo:font-size="14pt" fo:font-weight="normal" officeooo:rsid="00162d25" officeooo:paragraph-rsid="00162d25"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style:font-name="Times New Roman" fo:font-size="14pt" fo:font-weight="normal" officeooo:rsid="00185bf3" officeooo:paragraph-rsid="00185bf3"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style:font-name="Times New Roman" fo:font-size="14pt" fo:font-weight="normal" officeooo:rsid="00185bf3" officeooo:paragraph-rsid="001e2f9b"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style:font-name="Times New Roman" fo:font-size="14pt" fo:font-weight="normal" officeooo:rsid="00185bf3" officeooo:paragraph-rsid="002d951f"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style:font-name="Times New Roman" fo:font-size="14pt" fo:font-weight="normal" officeooo:rsid="00209af3" officeooo:paragraph-rsid="00209af3"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officeooo:paragraph-rsid="002a0e7e"/>
    </style:style>
    <style:style style:name="P13" style:family="paragraph" style:parent-style-name="Standard">
      <style:paragraph-properties fo:text-align="justify" style:justify-single-word="false"/>
      <style:text-properties style:font-name="Times new roman" fo:font-size="14pt" fo:font-weight="normal" officeooo:rsid="0082c95c" officeooo:paragraph-rsid="002ed8eb" style:font-size-asian="14pt" style:font-weight-asian="normal" style:font-size-complex="14pt" style:font-weight-complex="normal"/>
    </style:style>
    <style:style style:name="P14" style:family="paragraph" style:parent-style-name="Standard">
      <style:paragraph-properties fo:text-align="justify" style:justify-single-word="false" fo:break-before="page"/>
      <style:text-properties style:font-name="Times New Roman" fo:font-size="14pt" fo:font-weight="bold" officeooo:rsid="0014d957" officeooo:paragraph-rsid="0014d957" style:font-size-asian="14pt" style:font-weight-asian="bold" style:font-size-complex="14pt" style:font-weight-complex="bold"/>
    </style:style>
    <style:style style:name="P15" style:family="paragraph">
      <style:paragraph-properties fo:text-align="center"/>
    </style:style>
    <style:style style:name="P16" style:family="paragraph">
      <style:paragraph-properties fo:text-align="center"/>
      <style:text-properties style:font-name="Times new roman" fo:font-size="18pt" fo:font-weight="bold" style:font-size-asian="18pt" style:font-weight-asian="bold" style:font-size-complex="18pt" style:font-weight-complex="bold"/>
    </style:style>
    <style:style style:name="P17" style:family="paragraph">
      <loext:graphic-properties draw:fill-color="#ffffff"/>
      <style:paragraph-properties fo:text-align="center"/>
      <style:text-properties fo:color="#336699" fo:font-weight="bold" style:font-weight-asian="bold" style:font-weight-complex="bold"/>
    </style:style>
    <style:style style:name="P18" style:family="paragraph">
      <loext:graphic-properties draw:fill-color="#ffffff"/>
      <style:paragraph-properties fo:text-align="center"/>
      <style:text-properties fo:color="#336699" fo:font-size="13pt" fo:font-weight="bold" style:font-size-asian="13pt" style:font-weight-asian="bold" style:font-size-complex="13pt" style:font-weight-complex="bold"/>
    </style:style>
    <style:style style:name="T1" style:family="text">
      <style:text-properties officeooo:rsid="00154081"/>
    </style:style>
    <style:style style:name="T2" style:family="text">
      <style:text-properties style:font-name="Times New Roman" fo:font-size="14pt" fo:font-weight="normal" officeooo:rsid="001bc676" style:font-size-asian="14pt" style:font-weight-asian="normal" style:font-size-complex="14pt" style:font-weight-complex="normal"/>
    </style:style>
    <style:style style:name="T3" style:family="text">
      <style:text-properties style:font-name="Times New Roman" fo:font-size="14pt" fo:font-weight="normal" officeooo:rsid="0026a261" style:font-size-asian="14pt" style:font-weight-asian="normal" style:font-size-complex="14pt" style:font-weight-complex="normal"/>
    </style:style>
    <style:style style:name="T4" style:family="text">
      <style:text-properties style:font-name="Times New Roman" fo:font-size="14pt" style:font-size-asian="14pt" style:font-size-complex="14pt"/>
    </style:style>
    <style:style style:name="T5" style:family="text">
      <style:text-properties officeooo:rsid="001a5337"/>
    </style:style>
    <style:style style:name="T6" style:family="text">
      <style:text-properties officeooo:rsid="001b4f72"/>
    </style:style>
    <style:style style:name="T7" style:family="text">
      <style:text-properties fo:font-weight="bold" officeooo:rsid="001d1fa6" style:font-weight-asian="bold" style:font-weight-complex="bold"/>
    </style:style>
    <style:style style:name="T8" style:family="text">
      <style:text-properties fo:font-weight="bold" officeooo:rsid="00209af3" style:font-weight-asian="bold" style:font-weight-complex="bold"/>
    </style:style>
    <style:style style:name="T9" style:family="text">
      <style:text-properties fo:font-weight="bold" officeooo:rsid="0024a9e6" style:font-weight-asian="bold" style:font-weight-complex="bold"/>
    </style:style>
    <style:style style:name="T10" style:family="text">
      <style:text-properties fo:font-weight="bold" officeooo:rsid="002c6d31" style:font-weight-asian="bold" style:font-weight-complex="bold"/>
    </style:style>
    <style:style style:name="T11" style:family="text">
      <style:text-properties fo:font-weight="bold" officeooo:rsid="002d951f" style:font-weight-asian="bold" style:font-weight-complex="bold"/>
    </style:style>
    <style:style style:name="T12" style:family="text">
      <style:text-properties officeooo:rsid="002283a6"/>
    </style:style>
    <style:style style:name="T13" style:family="text">
      <style:text-properties officeooo:rsid="00238f2a"/>
    </style:style>
    <style:style style:name="T14" style:family="text">
      <style:text-properties officeooo:rsid="00239cc9"/>
    </style:style>
    <style:style style:name="T15" style:family="text">
      <style:text-properties officeooo:rsid="0024a9e6"/>
    </style:style>
    <style:style style:name="T16" style:family="text">
      <style:text-properties officeooo:rsid="00259b78"/>
    </style:style>
    <style:style style:name="T17" style:family="text">
      <style:text-properties officeooo:rsid="0027ef00"/>
    </style:style>
    <style:style style:name="T18" style:family="text">
      <style:text-properties officeooo:rsid="00285900"/>
    </style:style>
    <style:style style:name="T19" style:family="text">
      <style:text-properties officeooo:rsid="002af641"/>
    </style:style>
    <style:style style:name="T20" style:family="text">
      <style:text-properties officeooo:rsid="002d951f"/>
    </style:style>
    <style:style style:name="T21" style:family="text">
      <style:text-properties fo:font-weight="normal" style:font-weight-asian="normal" style:font-weight-complex="normal"/>
    </style:style>
    <style:style style:name="T22" style:family="text">
      <style:text-properties style:font-name="Times new roman" fo:font-size="18pt" fo:font-weight="bold" style:font-size-asian="18pt" style:font-weight-asian="bold" style:font-size-complex="18pt" style:font-weight-complex="bold"/>
    </style:style>
    <style:style style:name="T23" style:family="text">
      <style:text-properties style:font-name="Times new roman" fo:font-size="12pt" fo:font-weight="bold" style:font-weight-asian="bold" style:font-weight-complex="bold"/>
    </style:style>
    <style:style style:name="T24" style:family="text">
      <style:text-properties fo:color="#336699" fo:font-weight="bold" style:font-weight-asian="bold" style:font-weight-complex="bold"/>
    </style:style>
    <style:style style:name="T25" style:family="text">
      <style:text-properties fo:color="#336699" fo:font-size="13pt" fo:font-weight="bold" style:font-size-asian="13pt" style:font-weight-asian="bold" style:font-size-complex="13pt" style:font-weight-complex="bold"/>
    </style:style>
    <style:style style:name="gr1" style:family="graphic">
      <style:graphic-properties draw:textarea-horizontal-align="justify" draw:textarea-vertical-align="middle" draw:auto-grow-height="false" fo:min-height="3.801cm" fo:min-width="16.4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ff" draw:textarea-horizontal-align="justify" draw:textarea-vertical-align="middle" draw:auto-grow-height="false" fo:min-height="0.339cm" fo:min-width="0.3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color="#ffffff" draw:textarea-horizontal-align="justify" draw:textarea-vertical-align="middle" draw:auto-grow-height="false" fo:min-height="0.661cm" fo:min-width="0.97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custom-shape text:anchor-type="paragraph" draw:z-index="0" draw:name="Forme1" draw:style-name="gr1" draw:text-style-name="P16" svg:width="16.837cm" svg:height="4.211cm" svg:x="0.263cm" svg:y="1.323cm"><text:p text:style-name="P15"><text:span text:style-name="T22">CONCEPTION ET DÉVELOPPEMENT D’UN SYSTÈME </text:span></text:p><text:p text:style-name="P15"><text:span text:style-name="T22">DE COLLECTE ET DE DISTRIBUTION DE </text:span></text:p><text:p text:style-name="P15"><text:span text:style-name="T22">DOCUMENTS NUMÉRIQUES AVEC GESTION </text:span></text:p><text:p text:style-name="P15"><text:span text:style-name="T22">DE DROITS D’AUTEUR</text:span><text:span text:style-name="T23"><text:tab/></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custom-shape text:anchor-type="paragraph" draw:z-index="2" draw:name="Forme3" draw:style-name="gr3" draw:text-style-name="P18" svg:width="0.98cm" svg:height="0.662cm" svg:x="5.999cm" svg:y="0.441cm"><text:p text:style-name="P15"><text:span text:style-name="T25">2020</text:span></text:p><draw:enhanced-geometry svg:viewBox="0 0 21600 21600" draw:type="rectangle" draw:enhanced-path="M 0 0 L 21600 0 21600 21600 0 21600 0 0 Z N"/></draw:custom-shape></text:p>
      <text:p text:style-name="P1"><draw:custom-shape text:anchor-type="paragraph" draw:z-index="1" draw:name="Forme2" draw:style-name="gr2" draw:text-style-name="P17" svg:width="0.503cm" svg:height="0.477cm" svg:x="5.338cm" svg:y="0.06cm"><text:p text:style-name="P15"><text:span text:style-name="T24">C</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1"/>
      <text:p text:style-name="P1"/>
      <text:p text:style-name="P1"/>
      <text:p text:style-name="P1"/>
      <text:p text:style-name="P1"/>
      <text:p text:style-name="P14">Indexation</text:p>
      <text:p text:style-name="P2"><text:tab/><text:bookmark-start text:name="__DdeLink__9272_1233752058"/>Le concept d'indexation est au cœur de tous les moteurs de recherche. L’indexation peut être définie comme l<text:span text:style-name="T1">a transformation</text:span> des données d'origine en une <text:s/>référence croisée très efficace afin de faciliter <text:span text:style-name="T1">la</text:span> recherche rapide.<text:bookmark-end text:name="__DdeLink__9272_1233752058"/></text:p>
      <text:p text:style-name="P2"/>
      <text:p text:style-name="P2"/>
      <text:p text:style-name="P2"><text:tab/>Une fois les documents transformés, il est possible de rechercher ceux qui répondent le mieux à une question d'un utilisateur et d'utiliser des modèles capables d'interagir avec l'utilisateur afin d'améliorer petit à petit les réponses du système de RI au cours d'une session. <text:span text:style-name="T14">L</text:span>'utilisateur indiquant à chaque fois les documents pertinents pour sa question. Ces indications peuvent aussi servir à améliorer globalement le fonctionnement du système de RI. </text:p>
      <text:p text:style-name="P3">Recherche</text:p>
      <text:p text:style-name="P7"><text:tab/>En informatique, la recherche peut être définie comme un algorithme prenant un problème en entrée et renvoie une solution au problème, généralement après avoir évalué un certain nombre de solutions possibles. L'ensemble de toutes les solutions possibles à un problème s'appelle l'espace de recherche. La recherche peut être large classé comme suit :</text:p>
      <text:p text:style-name="P7"/>
      <text:p text:style-name="P4"><text:tab/>Recherche non-informé<text:span text:style-name="T16">e</text:span></text:p>
      <text:p text:style-name="P8"><text:tab/>Un algorithme de recherche non informé<text:span text:style-name="T18">e</text:span> ne prend pas en compte la nature spécifique du problème. Les algorithmes de recherche non informés sont généralement implémentés, puis la même implémentation est utilisée pour un large éventail de problèmes à l'aide de l'abstraction. Le désavantage <text:span text:style-name="T5">de ce type de recherche est</text:span> <text:span text:style-name="T5">celui</text:span> <text:span text:style-name="T5">d</text:span>es espaces de recherche extrêmement grands, et <text:span text:style-name="T19">ce dernier</text:span> prendra un quantité raisonnable de temps pour de petits exemples. Par conséquent, pour accélérer le processus, il faut utiliser un recherche éclairée. Des exemples de recherche non informée incluent la recherche <text:span text:style-name="T6">dans une</text:span> liste, la recherche dans les arbres et l<text:span text:style-name="T6">a</text:span> <text:span text:style-name="T6">re</text:span>cherche <text:span text:style-name="T6">dans un graphe</text:span>.</text:p>
      <text:p text:style-name="P8"/>
      <text:p text:style-name="P5"><text:tab/>Recherche informé<text:span text:style-name="T15">e ou éclairée</text:span></text:p>
      <text:p text:style-name="P12"><text:span text:style-name="T2"><text:tab/></text:span><text:span text:style-name="T4">La technique de recherche informée utilise les connaissances spécifiques au problème afin de donner une idée de la solution du problème.</text:span><text:span text:style-name="T2"> </text:span><text:span text:style-name="T3">Les algorithmes A* et de</text:span><text:span text:style-name="T2"> recherche </text:span><text:span text:style-name="T3">du meilleur d’abord(Best-First Search) sont des exemples d’algorithmes de recherche i</text:span><text:span text:style-name="T2">nformé</text:span><text:span text:style-name="T3">e</text:span><text:span text:style-name="T2">.</text:span></text:p>
      <text:p text:style-name="P8"/>
      <text:p text:style-name="P8"><text:tab/><text:span text:style-name="T7">Recherche </text:span><text:span text:style-name="T11">contradictoire ou </text:span><text:span text:style-name="T10">avec adversaire </text:span></text:p>
      <text:p text:style-name="P10"><text:tab/><text:span text:style-name="T20"> Plus connu sous son appellation anglaise « adversarial search », la recherche contradictoire est une recherche, où on examine le problème qui se pose lorsqu’on essaye de planifier à l'avance, alors que d'autres agents planifient contre nous. Sa <text:s/>caractéristique principale est de tenir compte de tout mouvement possible que l'adversaire peut prendre. Elle est essentiellement utilisée dans les jeux et l'intelligence artificielle.</text:span></text:p>
      <text:p text:style-name="P9"/>
      <text:p text:style-name="P9"><text:tab/><text:span text:style-name="T8">Recherche </text:span><text:span text:style-name="T9">par</text:span><text:span text:style-name="T8"> interpol</text:span><text:span text:style-name="T9">ation</text:span></text:p>
      <text:p text:style-name="P11"><text:soft-page-break/><text:tab/>Une recherche <text:span text:style-name="T17">par interpolation</text:span> tente de trouver l’article en estimant <text:span text:style-name="T13">la</text:span> distance <text:span text:style-name="T13">à laquelle </text:span>il est susceptible de <text:span text:style-name="T12">se trouver par rapport à</text:span> la position actuelle. La recherche par interpolation est analogue à la recherche dans un dictionnaire.</text:p>
      <text:p text:style-name="P11"/>
      <text:p text:style-name="P11"/>
      <text:p text:style-name="P11"/>
      <text:p text:style-name="P6"><text:tab/>Recherche documentaire</text:p>
      <text:p text:style-name="P13"><text:span text:style-name="Strong_20_Emphasis"><text:span text:style-name="T21">Ensemble des méthodes, procédures et techniques ayant pour objet de retrouver des références de documents pertinents (répondant à une demande d'information) et les documents eux-même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6T10:45:14.727020798</meta:creation-date>
    <dc:date>2019-11-09T11:11:07.712194747</dc:date>
    <meta:editing-duration>P1DT17H50M36S</meta:editing-duration>
    <meta:editing-cycles>34</meta:editing-cycles>
    <meta:generator>LibreOffice/5.1.6.2$Linux_X86_64 LibreOffice_project/10m0$Build-2</meta:generator>
    <meta:document-statistic meta:table-count="0" meta:image-count="0" meta:object-count="0" meta:page-count="3" meta:paragraph-count="15" meta:word-count="440" meta:character-count="2998" meta:non-whitespace-character-count="2556"/>
  </office:meta>
</office:document-meta>
</file>